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86.24pt"/>
    </style:style>
    <style:style style:name="co3" style:family="table-column">
      <style:table-column-properties fo:break-before="auto" style:column-width="257.81pt"/>
    </style:style>
    <style:style style:name="co4" style:family="table-column">
      <style:table-column-properties fo:break-before="auto" style:column-width="136.86pt"/>
    </style:style>
    <style:style style:name="co5" style:family="table-column">
      <style:table-column-properties fo:break-before="auto" style:column-width="162.85pt"/>
    </style:style>
    <style:style style:name="co6" style:family="table-column">
      <style:table-column-properties fo:break-before="auto" style:column-width="107.29pt"/>
    </style:style>
    <style:style style:name="co7" style:family="table-column">
      <style:table-column-properties fo:break-before="auto" style:column-width="116.79pt"/>
    </style:style>
    <style:style style:name="co8" style:family="table-column">
      <style:table-column-properties fo:break-before="auto" style:column-width="115.74pt"/>
    </style:style>
    <style:style style:name="co9" style:family="table-column">
      <style:table-column-properties fo:break-before="auto" style:column-width="102.6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95pt" fo:break-before="auto" style:use-optimal-row-height="true"/>
    </style:style>
    <style:style style:name="ro3" style:family="table-row">
      <style:table-row-properties style:row-height="19.45pt" fo:break-before="auto" style:use-optimal-row-height="true"/>
    </style:style>
    <style:style style:name="ro4" style:family="table-row">
      <style:table-row-properties style:row-height="13.8pt" fo:break-before="auto" style:use-optimal-row-height="true"/>
    </style:style>
    <style:style style:name="ro5" style:family="table-row">
      <style:table-row-properties style:row-height="21.71pt" fo:break-before="auto" style:use-optimal-row-height="true"/>
    </style:style>
    <style:style style:name="ro6" style:family="table-row">
      <style:table-row-properties style:row-height="14.94pt" fo:break-before="auto" style:use-optimal-row-height="true"/>
    </style:style>
    <style:style style:name="ro7" style:family="table-row">
      <style:table-row-properties style:row-height="37.45pt" fo:break-before="auto" style:use-optimal-row-height="true"/>
    </style:style>
    <style:style style:name="ro8" style:family="table-row">
      <style:table-row-properties style:row-height="28.46pt" fo:break-before="auto" style:use-optimal-row-height="true"/>
    </style:style>
    <style:style style:name="ro9" style:family="table-row">
      <style:table-row-properties style:row-height="15pt" fo:break-before="auto" style:use-optimal-row-height="true"/>
    </style:style>
    <style:style style:name="ro10" style:family="table-row">
      <style:table-row-properties style:row-height="35.2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fo:background-color="#66ff66" fo:wrap-option="wrap"/>
    </style:style>
    <style:style style:name="ce3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4" style:family="table-cell" style:parent-style-name="Default">
      <style:table-cell-properties fo:wrap-option="wrap"/>
      <style:text-properties fo:font-size="4pt" style:font-size-asian="4pt" style:font-size-complex="4pt"/>
    </style:style>
    <style:style style:name="ce5" style:family="table-cell" style:parent-style-name="Default">
      <style:table-cell-properties fo:wrap-option="wrap"/>
      <style:text-properties fo:font-size="3pt" style:font-size-asian="3pt" style:font-size-complex="3pt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/>
      <style:text-properties fo:font-size="2pt" style:font-size-asian="2pt" style:font-size-complex="2pt"/>
    </style:style>
    <style:style style:name="ce9" style:family="table-cell" style:parent-style-name="Default">
      <style:table-cell-properties fo:wrap-option="wrap"/>
      <style:text-properties fo:font-size="8pt" style:font-size-asian="8pt" style:font-size-complex="8pt"/>
    </style:style>
    <style:style style:name="ce10" style:family="table-cell" style:parent-style-name="Default">
      <style:table-cell-properties fo:background-color="#ffffff" fo:wrap-option="wrap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wrap-option="wrap"/>
      <style:text-properties fo:font-size="6pt" style:font-size-asian="6pt" style:font-size-complex="6pt"/>
    </style:style>
    <style:style style:name="ce13" style:family="table-cell" style:parent-style-name="Default">
      <style:table-cell-properties fo:wrap-option="wrap"/>
      <style:text-properties fo:font-size="7pt" style:font-size-asian="7pt" style:font-size-complex="7pt"/>
    </style:style>
    <style:style style:name="ce1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8pt" style:language-asian="zh" style:country-asian="CN" style:font-style-asian="normal" style:font-weight-asian="bold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transparent" fo:wrap-option="wrap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transparent" fo:wrap-option="wrap"/>
      <style:text-properties style:font-name="Liberation Sans" fo:font-size="8pt" fo:font-weight="bold" style:font-name-asian="Noto Sans CJK SC Regular" style:font-size-asian="8pt" style:font-weight-asian="bold" style:font-name-complex="FreeSans" style:font-size-complex="8pt" style:font-weight-complex="bold"/>
    </style:style>
    <style:style style:name="ce18" style:family="table-cell" style:parent-style-name="Default">
      <style:table-cell-properties fo:wrap-option="wrap"/>
      <style:text-properties fo:font-size="8pt" fo:font-weight="bold" style:font-size-asian="8pt" style:font-weight-asian="bold" style:font-size-complex="8pt" style:font-weight-complex="bold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21" style:family="table-cell" style:parent-style-name="Default">
      <style:table-cell-properties fo:background-color="#66ff66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3" table:default-cell-style-name="ce1"/>
        <table:table-column table:style-name="co1" table:default-cell-style-name="ce1"/>
        <table:table-column table:style-name="co4" table:default-cell-style-name="ce1"/>
        <table:table-column table:style-name="co1" table:default-cell-style-name="ce1"/>
        <table:table-column table:style-name="co5" table:default-cell-style-name="ce1"/>
        <table:table-column table:style-name="co1" table:default-cell-style-name="ce1"/>
        <table:table-column table:style-name="co6" table:default-cell-style-name="ce1"/>
        <table:table-column table:style-name="co1" table:default-cell-style-name="ce1"/>
        <table:table-column table:style-name="co7" table:default-cell-style-name="ce1"/>
        <table:table-column table:style-name="co1" table:default-cell-style-name="ce1"/>
        <table:table-column table:style-name="co8" table:default-cell-style-name="ce1"/>
        <table:table-column table:style-name="co1" table:default-cell-style-name="ce1"/>
        <table:table-column table:style-name="co9" table:default-cell-style-name="ce1"/>
        <table:table-column table:style-name="co1" table:number-columns-repeated="1007" table:default-cell-style-name="ce1"/>
        <table:table-row table:style-name="ro1">
          <table:table-cell/>
          <table:table-cell table:style-name="ce2" office:value-type="string" calcext:value-type="string">
            <text:p>Contraloria</text:p>
          </table:table-cell>
          <table:table-cell table:number-columns-repeated="1022"/>
        </table:table-row>
        <table:table-row table:style-name="ro2">
          <table:table-cell/>
          <table:table-cell table:style-name="ce3" office:value-type="string" calcext:value-type="string">
            <text:p>Consulta Certificado Antecedentes Fiscales Persona Natural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07"/>
        </table:table-row>
        <table:table-row table:style-name="ro1">
          <table:table-cell/>
          <table:table-cell office:value-type="string" calcext:value-type="string">
            <text:p>tipo de documento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07"/>
        </table:table-row>
        <table:table-row table:style-name="ro1">
          <table:table-cell/>
          <table:table-cell office:value-type="string" calcext:value-type="string">
            <text:p>documento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07"/>
        </table:table-row>
        <table:table-row table:style-name="ro1">
          <table:table-cell/>
          <table:table-cell office:value-type="string" calcext:value-type="string">
            <text:p>descargar pdf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07"/>
        </table:table-row>
        <table:table-row table:style-name="ro1">
          <table:table-cell/>
          <table:table-cell office:value-type="string" calcext:value-type="string">
            <text:p>Recaptcha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07"/>
        </table:table-row>
        <table:table-row table:style-name="ro1">
          <table:table-cell/>
          <table:table-cell table:style-name="ce4" office:value-type="string" calcext:value-type="string">
            <text:p>http://www.contraloria.gov.co/web/guest/control-fiscal/responsabilidad-fiscal/control-fiscal/responsabilidad-fiscal/certificado-de-antecedentes-fiscales/persona-natural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07"/>
        </table:table-row>
        <table:table-row table:style-name="ro1">
          <table:table-cell table:number-columns-repeated="4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07"/>
        </table:table-row>
        <table:table-row table:style-name="ro2">
          <table:table-cell/>
          <table:table-cell table:style-name="ce3" office:value-type="string" calcext:value-type="string">
            <text:p>Certificado Antecedentes Fiscales Persona Jurídica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07"/>
        </table:table-row>
        <table:table-row table:style-name="ro1">
          <table:table-cell/>
          <table:table-cell table:style-name="ce5" office:value-type="string" calcext:value-type="string">
            <text:p>http://www.contraloria.gov.co/web/guest/control-fiscal/responsabilidad-fiscal/certificado-de-antecedentes-fiscales/certificado-de-antecedentes-fiscales/certificado-de-antecedentes-fiscales/persona-juridica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07"/>
        </table:table-row>
        <table:table-row table:style-name="ro1">
          <table:table-cell/>
          <table:table-cell office:value-type="string" calcext:value-type="string">
            <text:p>Recaptcha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07"/>
        </table:table-row>
        <table:table-row table:style-name="ro1">
          <table:table-cell/>
          <table:table-cell office:value-type="string" calcext:value-type="string">
            <text:p>tipo de documento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07"/>
        </table:table-row>
        <table:table-row table:style-name="ro1">
          <table:table-cell/>
          <table:table-cell office:value-type="string" calcext:value-type="string">
            <text:p>documento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 table:style-name="ce7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07"/>
        </table:table-row>
        <table:table-row table:style-name="ro1">
          <table:table-cell/>
          <table:table-cell office:value-type="string" calcext:value-type="string">
            <text:p>descargar pdf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07"/>
        </table:table-row>
        <table:table-row table:style-name="ro1">
          <table:table-cell table:number-columns-repeated="4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07"/>
        </table:table-row>
        <table:table-row table:style-name="ro2">
          <table:table-cell/>
          <table:table-cell table:style-name="ce6" office:value-type="string" calcext:value-type="string">
            <text:p>Certificado Persona Jurídica y Representante Legal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07"/>
        </table:table-row>
        <table:table-row table:style-name="ro1">
          <table:table-cell/>
          <table:table-cell table:style-name="ce7" office:value-type="string" calcext:value-type="string">
            <text:p>NIT, RUP, RUT, RC, PJ, SIC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07"/>
        </table:table-row>
        <table:table-row table:style-name="ro2">
          <table:table-cell/>
          <table:table-cell table:style-name="ce7" office:value-type="string" calcext:value-type="string">
            <text:p>No. IDENTIFICACIÓN REPRESENTANTE LEGAL: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07"/>
        </table:table-row>
        <table:table-row table:style-name="ro1">
          <table:table-cell/>
          <table:table-cell office:value-type="string" calcext:value-type="string">
            <text:p>Recaptcha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07"/>
        </table:table-row>
        <table:table-row table:style-name="ro1">
          <table:table-cell/>
          <table:table-cell office:value-type="string" calcext:value-type="string">
            <text:p>descargar pdf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07"/>
        </table:table-row>
        <table:table-row table:style-name="ro1">
          <table:table-cell/>
          <table:table-cell table:style-name="ce8" office:value-type="string" calcext:value-type="string">
            <text:p>http://www.contraloria.gov.co/web/guest/control-fiscal/responsabilidad-fiscal/certificado-de-antecedentes-fiscales/certificado-de-antecedentes-fiscales/persona-juridica-y-representante-legal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07"/>
        </table:table-row>
        <table:table-row table:style-name="ro1">
          <table:table-cell table:number-columns-repeated="4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07"/>
        </table:table-row>
        <table:table-row table:style-name="ro1">
          <table:table-cell/>
          <table:table-cell table:style-name="ce2" office:value-type="string" calcext:value-type="string">
            <text:p>Procuradoria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07"/>
        </table:table-row>
        <table:table-row table:style-name="ro1">
          <table:table-cell/>
          <table:table-cell table:style-name="ce6" office:value-type="string" calcext:value-type="string">
            <text:p>Generación de antecedentes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07"/>
        </table:table-row>
        <table:table-row table:style-name="ro3">
          <table:table-cell/>
          <table:table-cell table:style-name="ce9" office:value-type="string" calcext:value-type="string">
            <text:p>https://www.procuraduria.gov.co/CertWEB/Certificado.aspx?tpo=2</text:p>
          </table:table-cell>
          <table:table-cell table:style-name="ce7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07"/>
        </table:table-row>
        <table:table-row table:style-name="ro1">
          <table:table-cell/>
          <table:table-cell table:style-name="ce7" office:value-type="string" calcext:value-type="string">
            <text:p>Tipo de Identificación: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07"/>
        </table:table-row>
        <table:table-row table:style-name="ro1">
          <table:table-cell/>
          <table:table-cell table:style-name="ce7" office:value-type="string" calcext:value-type="string">
            <text:p>Número Identificación: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/>
          <table:table-cell table:style-name="ce7" office:value-type="string" calcext:value-type="string">
            <text:p>Tipo de certificado:</text:p>
          </table:table-cell>
          <table:table-cell table:number-columns-repeated="2"/>
          <table:table-cell table:style-name="Default"/>
          <table:table-cell table:style-name="ce7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07"/>
        </table:table-row>
        <table:table-row table:style-name="ro1">
          <table:table-cell/>
          <table:table-cell table:style-name="ce10" office:value-type="string" calcext:value-type="string">
            <text:p><text:s/>Captcha de preguntas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07"/>
        </table:table-row>
        <table:table-row table:style-name="ro1">
          <table:table-cell/>
          <table:table-cell office:value-type="string" calcext:value-type="string">
            <text:p>generar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07"/>
        </table:table-row>
        <table:table-row table:style-name="ro1">
          <table:table-cell/>
          <table:table-cell office:value-type="string" calcext:value-type="string">
            <text:p>redirecciona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07"/>
        </table:table-row>
        <table:table-row table:style-name="ro1">
          <table:table-cell/>
          <table:table-cell office:value-type="string" calcext:value-type="string">
            <text:p>descargar pdf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07"/>
        </table:table-row>
        <table:table-row table:style-name="ro1">
          <table:table-cell table:number-columns-repeated="4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09"/>
        </table:table-row>
        <table:table-row table:style-name="ro1">
          <table:table-cell/>
          <table:table-cell table:style-name="ce6" office:value-type="string" calcext:value-type="string">
            <text:p>Generación de antecedentes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09"/>
        </table:table-row>
        <table:table-row table:style-name="ro3">
          <table:table-cell/>
          <table:table-cell table:style-name="ce9" office:value-type="string" calcext:value-type="string">
            <text:p>https://www.procuraduria.gov.co/CertWEB/Certificado.aspx?tpo=1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09"/>
        </table:table-row>
        <table:table-row table:style-name="ro1">
          <table:table-cell/>
          <table:table-cell table:style-name="ce7" office:value-type="string" calcext:value-type="string">
            <text:p>Tipo de Identificación: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09"/>
        </table:table-row>
        <table:table-row table:style-name="ro1">
          <table:table-cell/>
          <table:table-cell table:style-name="ce7" office:value-type="string" calcext:value-type="string">
            <text:p>Número Identificación: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09"/>
        </table:table-row>
        <table:table-row table:style-name="ro1">
          <table:table-cell/>
          <table:table-cell table:style-name="ce7" office:value-type="string" calcext:value-type="string">
            <text:p>Tipo de certificado: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<text:s/>Captcha de preguntas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consultar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información plain text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09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09"/>
        </table:table-row>
        <table:table-row table:style-name="ro1">
          <table:table-cell/>
          <table:table-cell table:style-name="ce2" office:value-type="string" calcext:value-type="string">
            <text:p>Pollicia Nacional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09"/>
        </table:table-row>
        <table:table-row table:style-name="ro1">
          <table:table-cell/>
          <table:table-cell table:style-name="ce6" office:value-type="string" calcext:value-type="string">
            <text:p>Antecedentes Judiciales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09"/>
        </table:table-row>
        <table:table-row table:style-name="ro1">
          <table:table-cell/>
          <table:table-cell table:style-name="ce4" office:value-type="string" calcext:value-type="string">
            <text:p>https://antecedentes.policia.gov.co:7005/WebJudicial/antecedentes.xhtml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09"/>
        </table:table-row>
        <table:table-row table:style-name="ro1">
          <table:table-cell/>
          <table:table-cell table:style-name="ce7" office:value-type="string" calcext:value-type="string">
            <text:p>Número de Cédula: * 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09"/>
        </table:table-row>
        <table:table-row table:style-name="ro1">
          <table:table-cell/>
          <table:table-cell table:style-name="ce7" office:value-type="string" calcext:value-type="string">
            <text:p>Tipo de Cédula: *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easy captha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buscar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09"/>
        </table:table-row>
        <table:table-row table:style-name="ro1">
          <table:table-cell table:number-columns-repeated="4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09"/>
        </table:table-row>
        <table:table-row table:style-name="ro1">
          <table:table-cell/>
          <table:table-cell table:style-name="ce11" office:value-type="string" calcext:value-type="string">
            <text:p>Consulta de Documentos recuperados </text:p>
          </table:table-cell>
          <table:table-cell table:number-columns-repeated="2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 table:number-columns-repeated="1011"/>
        </table:table-row>
        <table:table-row table:style-name="ro1">
          <table:table-cell/>
          <table:table-cell table:style-name="ce12" office:value-type="string" calcext:value-type="string">
            <text:p>https://www.policia.gov.co/documentos-recuperados</text:p>
          </table:table-cell>
          <table:table-cell table:number-columns-repeated="2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 table:number-columns-repeated="1011"/>
        </table:table-row>
        <table:table-row table:style-name="ro1">
          <table:table-cell/>
          <table:table-cell table:style-name="ce7" office:value-type="string" calcext:value-type="string">
            <text:p>Tipo de documento </text:p>
          </table:table-cell>
          <table:table-cell table:number-columns-repeated="2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 table:number-columns-repeated="1011"/>
        </table:table-row>
        <table:table-row table:style-name="ro1">
          <table:table-cell/>
          <table:table-cell table:style-name="ce7" office:value-type="string" calcext:value-type="string">
            <text:p>Número del documento </text:p>
          </table:table-cell>
          <table:table-cell table:number-columns-repeated="2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No captcha</text:p>
          </table:table-cell>
          <table:table-cell table:number-columns-repeated="2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 table:number-columns-repeated="1011"/>
        </table:table-row>
        <table:table-row table:style-name="ro1">
          <table:table-cell table:number-columns-repeated="4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 table:number-columns-repeated="1011"/>
        </table:table-row>
        <table:table-row table:style-name="ro1">
          <table:table-cell/>
          <table:table-cell table:style-name="ce2" office:value-type="string" calcext:value-type="string">
            <text:p>ADRES (FOSYGA)</text:p>
          </table:table-cell>
          <table:table-cell table:number-columns-repeated="2"/>
          <table:table-cell table:style-name="Default"/>
          <table:table-cell table:number-columns-repeated="7"/>
          <table:table-cell table:style-name="Default"/>
          <table:table-cell table:number-columns-repeated="1011"/>
        </table:table-row>
        <table:table-row table:style-name="ro1">
          <table:table-cell/>
          <table:table-cell table:style-name="ce6" office:value-type="string" calcext:value-type="string">
            <text:p>Sistema de Seguridad Social </text:p>
          </table:table-cell>
          <table:table-cell table:number-columns-repeated="2"/>
          <table:table-cell table:style-name="Default"/>
          <table:table-cell table:number-columns-repeated="7"/>
          <table:table-cell table:style-name="Default"/>
          <table:table-cell table:number-columns-repeated="1011"/>
        </table:table-row>
        <table:table-row table:style-name="ro1">
          <table:table-cell/>
          <table:table-cell table:style-name="ce7" office:value-type="string" calcext:value-type="string">
            <text:p>Tipo Documento:</text:p>
          </table:table-cell>
          <table:table-cell table:number-columns-repeated="2"/>
          <table:table-cell table:style-name="Default"/>
          <table:table-cell table:number-columns-repeated="7"/>
          <table:table-cell table:style-name="Default"/>
          <table:table-cell table:number-columns-repeated="1011"/>
        </table:table-row>
        <table:table-row table:style-name="ro1">
          <table:table-cell/>
          <table:table-cell table:style-name="ce7" office:value-type="string" calcext:value-type="string">
            <text:p>Número:</text:p>
          </table:table-cell>
          <table:table-cell table:number-columns-repeated="2"/>
          <table:table-cell table:style-name="Default"/>
          <table:table-cell table:number-columns-repeated="7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captcha normal</text:p>
          </table:table-cell>
          <table:table-cell table:number-columns-repeated="2"/>
          <table:table-cell table:style-name="Default"/>
          <table:table-cell table:number-columns-repeated="7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POP-UP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13" office:value-type="string" calcext:value-type="string">
            <text:p>http://www.adres.gov.co/BDUA/Consulta-afiliados-BDUA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1">
          <table:table-cell table:number-columns-repeated="4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Registraduria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11" office:value-type="string" calcext:value-type="string">
            <text:p>Información de su lugar de votación.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12" office:value-type="string" calcext:value-type="string">
            <text:p>https://wsp.registraduria.gov.co/censo/_censoResultado.php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Digite su No de documento: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No captcha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1">
          <table:table-cell table:number-columns-repeated="4"/>
          <table:table-cell table:style-name="Default"/>
          <table:table-cell table:number-columns-repeated="1019"/>
        </table:table-row>
        <table:table-row table:style-name="ro2">
          <table:table-cell/>
          <table:table-cell table:style-name="ce6" office:value-type="string" calcext:value-type="string">
            <text:p>Certificado de Estado de Cédula de Ciudadanía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12" office:value-type="string" calcext:value-type="string">
            <text:p>https://wsp.registraduria.gov.co/certificado/Datos.aspx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édula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7" office:value-type="string" calcext:value-type="string">
            <text:p>Fecha de expedición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easy captha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1">
          <table:table-cell table:number-columns-repeated="4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SISBEN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4" office:value-type="string" calcext:value-type="string">
            <text:p>http://www.sisben.gov.co/atencion-al-ciudadano/Paginas/consulta-del-puntaje.aspx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7" office:value-type="string" calcext:value-type="string">
            <text:p>Tipo de Documento: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7" office:value-type="string" calcext:value-type="string">
            <text:p>Número de Documento: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No captcha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1">
          <table:table-cell table:number-columns-repeated="4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SIMIT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14" office:value-type="string" calcext:value-type="string">
            <text:p>Multas y Sanciones por Infracciones de Tránsito. 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13" office:value-type="string" calcext:value-type="string">
            <text:p>https://consulta.simit.org.co/Simit/index.html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7" office:value-type="string" calcext:value-type="string">
            <text:p>Tipo de Documento: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7" office:value-type="string" calcext:value-type="string">
            <text:p>No. Documento: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7" office:value-type="string" calcext:value-type="string">
            <text:p>Todos, Comparendo, Resolución 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7" office:value-type="string" calcext:value-type="string">
            <text:p>Número: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easy captcha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1">
          <table:table-cell table:number-columns-repeated="4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6" office:value-type="string" calcext:value-type="string">
            <text:p>pagos en el SIMIT. 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7" office:value-type="string" calcext:value-type="string">
            <text:p>Tipo de Documento: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7" office:value-type="string" calcext:value-type="string">
            <text:p>No. Documento: 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No captcha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1">
          <table:table-cell table:number-columns-repeated="4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RUNT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6" office:value-type="string" calcext:value-type="string">
            <text:p>Consulta Automotores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12" office:value-type="string" calcext:value-type="string">
            <text:p>https://www.runt.com.co/consultaCiudadana/#/consultaVehiculo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4">
          <table:table-cell/>
          <table:table-cell table:style-name="ce15" office:value-type="string" calcext:value-type="string">
            <text:p>Procedencia: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4">
          <table:table-cell/>
          <table:table-cell table:style-name="ce15" office:value-type="string" calcext:value-type="string">
            <text:p>Consultar por (Placa, Vin, Soat):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16" office:value-type="string" calcext:value-type="string">
            <text:p>Placa propietario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7" office:value-type="string" calcext:value-type="string">
            <text:p>Nro. placa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7" office:value-type="string" calcext:value-type="string">
            <text:p>Tipo de Documento: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7" office:value-type="string" calcext:value-type="string">
            <text:p>Nro. documento propietario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easy captcha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17" office:value-type="string" calcext:value-type="string">
            <text:p>VIN (Número único de identificación)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7" office:value-type="string" calcext:value-type="string">
            <text:p>Nro. VIN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easy captcha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17" office:value-type="string" calcext:value-type="string">
            <text:p>SOAT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7" office:value-type="string" calcext:value-type="string">
            <text:p>Nro. de Soat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7" office:value-type="string" calcext:value-type="string">
            <text:p>Aseguradora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7" office:value-type="string" calcext:value-type="string">
            <text:p>easy captcha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1">
          <table:table-cell table:number-columns-repeated="4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11" office:value-type="string" calcext:value-type="string">
            <text:p>Consulta Personas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12" office:value-type="string" calcext:value-type="string">
            <text:p>https://www.runt.com.co/consultaCiudadana/#/consultaPersona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7" office:value-type="string" calcext:value-type="string">
            <text:p>Tipo de Documento: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7" office:value-type="string" calcext:value-type="string">
            <text:p>Nro. documento propietario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easy captcha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1">
          <table:table-cell table:number-columns-repeated="4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18" office:value-type="string" calcext:value-type="string">
            <text:p>Consulta de peso bruto de vehículos rígidos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4" office:value-type="string" calcext:value-type="string">
            <text:p>http://www.runt.com.co/runt/ciudadanos/consultas/consultar_pbv_vehiculos_rigidos.jsf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7" office:value-type="string" calcext:value-type="string">
            <text:p>Nro. de Placa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7" office:value-type="string" calcext:value-type="string">
            <text:p>Nro de Chasis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7" office:value-type="string" calcext:value-type="string">
            <text:p>Tipo documento Propietario 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7" office:value-type="string" calcext:value-type="string">
            <text:p>Usuario de Consulta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7" office:value-type="string" calcext:value-type="string">
            <text:p>Nro de Vin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7" office:value-type="string" calcext:value-type="string">
            <text:p>Nro de Motor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7" office:value-type="string" calcext:value-type="string">
            <text:p>Nro. documento Propietario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7" office:value-type="string" calcext:value-type="string">
            <text:p>Contraseña de consulta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1">
          <table:table-cell table:number-columns-repeated="4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RUAF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12" office:value-type="string" calcext:value-type="string">
            <text:p>http://ruafsvr2.sispro.gov.co/AfiliacionPersona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7" office:value-type="string" calcext:value-type="string">
            <text:p>Tipos de Documentos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7" office:value-type="string" calcext:value-type="string">
            <text:p>Número de Identificación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No captcha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1">
          <table:table-cell table:number-columns-repeated="4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Supersociedades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baranda virtual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5" office:value-type="string" calcext:value-type="string">
            <text:p>http://superwas.supersociedades.gov.co/virtuales/jsp/externo/baranda_virtual.jsp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11" office:value-type="string" calcext:value-type="string">
            <text:p>Búsqueda simplificada por empresa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5">
          <table:table-cell/>
          <table:table-cell table:style-name="ce12" office:value-type="string" calcext:value-type="string">
            <text:p>http://sie.supersociedades.gov.co/(S(1gqrc43elgydqeohzb22hyay))/Pages/Default.aspx#/resumenEjecutivo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3" office:value-type="string" calcext:value-type="string">
            <text:p>Consulta sociedades vigiladas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6">
          <table:table-cell/>
          <table:table-cell table:style-name="ce12" office:value-type="string" calcext:value-type="string">
            <text:p>http://superwas.supersociedades.gov.co/ConsultaGeneralSociedadesWeb/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No captchas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12"/>
          <table:table-cell table:number-columns-repeated="2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Superfinanciera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/>
          <table:table-cell table:style-name="ce6" office:value-type="string" calcext:value-type="string">
            <text:p>Estados Financieros de las entidades vigiladas bajo NIIF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7">
          <table:table-cell/>
          <table:table-cell table:style-name="ce9" office:value-type="string" calcext:value-type="string">
            <text:p>https://www.superfinanciera.gov.co/jsp/loader.jsf?lServicio=Publicaciones&amp;lTipo=publicaciones&amp;lFuncion=loadContenidoPublicacion&amp;id=10084754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No captcha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3">
          <table:table-cell/>
          <table:table-cell table:style-name="ce19" office:value-type="string" calcext:value-type="string">
            <text:p>Lista general de entidades vigiladas por la Superintendencia Financiera de Colombia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8">
          <table:table-cell/>
          <table:table-cell table:style-name="ce9" office:value-type="string" calcext:value-type="string">
            <text:p>https://www.superfinanciera.gov.co/descargas?com=institucional&amp;name=pubFile1004010&amp;downloadname=entidades_general.xls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COPNIA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12" office:value-type="string" calcext:value-type="string">
            <text:p>https://gdocumental.copnia.gov.co/invesiteRE/action/solicitudForm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easy captcha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1">
          <table:table-cell table:number-columns-repeated="4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ASOPAGOS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9" office:value-type="string" calcext:value-type="string">
            <text:p>https://www.enlace-apb.com/interssi/.plus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No captcha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eguridad social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esantias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1">
          <table:table-cell table:number-columns-repeated="4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Rama judicial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/>
          <table:table-cell office:value-type="string" calcext:value-type="string">
            <text:p>http://antecedentesdisciplinarios.ramajudicial.gov.co/antecedentes/Default.aspx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No captcha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1">
          <table:table-cell table:number-columns-repeated="4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Contaduria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3">
          <table:table-cell/>
          <table:table-cell table:style-name="ce9" office:value-type="string" calcext:value-type="string">
            <text:p>https://eris.contaduria.gov.co/BDME/#FormularioConsulta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Needs an account to make queries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No captcha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ICFES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3" office:value-type="string" calcext:value-type="string">
            <text:p>ANTES DE 1978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9" office:value-type="string" calcext:value-type="string">
            <text:p>http://www2.icfesinteractivo.gov.co/BHEVA_Web/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No captcha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3" office:value-type="string" calcext:value-type="string">
            <text:p>ANTES DE 2014-1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3">
          <table:table-cell/>
          <table:table-cell table:style-name="ce9" office:value-type="string" calcext:value-type="string">
            <text:p>http://www.icfesinteractivo.gov.co/resultados/res_est/sniee_log_per.jsp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easy captcha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DESPUES DE 2014-1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5">
          <table:table-cell/>
          <table:table-cell table:style-name="ce12" office:value-type="string" calcext:value-type="string">
            <text:p>http://www.icfesinteractivo.gov.co/resultados-saber2016-web/pages/publicacionResultados/autenticacion/autenticacion.jsf?id=1#No-back-button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recaptcha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RUES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11" office:value-type="string" calcext:value-type="string">
            <text:p>consulta empresarial o social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NI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Recaptch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https://www.rues.org.co/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1" office:value-type="string" calcext:value-type="string">
            <text:p> Registro Mercantil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https://www.rues.org.co/R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NI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Nombre o palabra clav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atricula inscripcio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no captcha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1" office:value-type="string" calcext:value-type="string">
            <text:p>Registro Único de Proponentes</text:p>
          </table:table-cell>
          <table:table-cell table:number-columns-repeated="1022"/>
        </table:table-row>
        <table:table-row table:style-name="ro1">
          <table:table-cell/>
          <table:table-cell table:style-name="ce9" office:value-type="string" calcext:value-type="string">
            <text:p>https://www.rues.org.co/RUP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NI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Nombre o palabra clav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nscripcio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no captcha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11" office:value-type="string" calcext:value-type="string">
            <text:p>Entidades Sin Ánimo de Lucro y Veeduría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https://www.rues.org.co/ESAL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NI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Nombre o palabra clav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nscripcio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no captcha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1" office:value-type="string" calcext:value-type="string">
            <text:p>Registro Nacional de Turismo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https://www.rues.org.co/RN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RN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Nombre o palabra clav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NI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no captcha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11" office:value-type="string" calcext:value-type="string">
            <text:p>Registro Único Nacional de Entidades Operadoras de Libranza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https://www.rues.org.co/RUNEOL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NI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Nombre o palabra clav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No. Registro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no captcha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11" office:value-type="string" calcext:value-type="string">
            <text:p>Registro de entidades extranjeras de derecho privado sin ánimo de lucro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https://www.rues.org.co/ON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earch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ver detalle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aptcha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1" office:value-type="string" calcext:value-type="string">
            <text:p>Registro de la Economía Solidaria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https://www.rues.org.co/EconomiaSolidari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NI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Nombr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atricul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no captcha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1" office:value-type="string" calcext:value-type="string">
            <text:p>Vendedores de Juegos de Suerte y Aza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https://www.rues.org.co/VJS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NI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Nombr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atricul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no captcha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SECOP I</text:p>
          </table:table-cell>
          <table:table-cell table:number-columns-repeated="1022"/>
        </table:table-row>
        <table:table-row table:style-name="ro3">
          <table:table-cell/>
          <table:table-cell table:style-name="ce9" office:value-type="string" calcext:value-type="string">
            <text:p>https://www.colombiacompra.gov.co/compradores/secop-i/consulte-en-el-secop-i</text:p>
          </table:table-cell>
          <table:table-cell table:number-columns-repeated="1022"/>
        </table:table-row>
        <table:table-row table:style-name="ro1">
          <table:table-cell/>
          <table:table-cell table:style-name="ce7" office:value-type="string" calcext:value-type="string">
            <text:p>Procesos de contratación</text:p>
          </table:table-cell>
          <table:table-cell table:number-columns-repeated="1022"/>
        </table:table-row>
        <table:table-row table:style-name="ro1">
          <table:table-cell/>
          <table:table-cell table:style-name="ce7" office:value-type="string" calcext:value-type="string">
            <text:p>Por número de preceso</text:p>
          </table:table-cell>
          <table:table-cell table:number-columns-repeated="1022"/>
        </table:table-row>
        <table:table-row table:style-name="ro2">
          <table:table-cell/>
          <table:table-cell table:style-name="ce20" office:value-type="string" calcext:value-type="string">
            <text:p>Convocatorias abiertas en los últimos 7 días</text:p>
          </table:table-cell>
          <table:table-cell table:number-columns-repeated="1022"/>
        </table:table-row>
        <table:table-row table:style-name="ro2">
          <table:table-cell/>
          <table:table-cell table:style-name="ce20" office:value-type="string" calcext:value-type="string">
            <text:p>Procesos financiados con fondos de organismos multilaterales</text:p>
          </table:table-cell>
          <table:table-cell table:number-columns-repeated="1022"/>
        </table:table-row>
        <table:table-row table:style-name="ro1">
          <table:table-cell/>
          <table:table-cell table:style-name="ce20"/>
          <table:table-cell table:number-columns-repeated="1022"/>
        </table:table-row>
        <table:table-row table:style-name="ro1">
          <table:table-cell/>
          <table:table-cell table:style-name="ce7" office:value-type="string" calcext:value-type="string">
            <text:p>Plan Anual de Adquisiciones</text:p>
          </table:table-cell>
          <table:table-cell table:number-columns-repeated="1022"/>
        </table:table-row>
        <table:table-row table:style-name="ro2">
          <table:table-cell/>
          <table:table-cell table:style-name="ce7" office:value-type="string" calcext:value-type="string">
            <text:p>Actos administrativos que imponen multas, sanciones o inhabilidades</text:p>
          </table:table-cell>
          <table:table-cell table:number-columns-repeated="1022"/>
        </table:table-row>
        <table:table-row table:style-name="ro1">
          <table:table-cell/>
          <table:table-cell table:style-name="ce7" office:value-type="string" calcext:value-type="string">
            <text:p>Concesiones de las sociedades portuarias</text:p>
          </table:table-cell>
          <table:table-cell table:number-columns-repeated="1022"/>
        </table:table-row>
        <table:table-row table:style-name="ro1">
          <table:table-cell/>
          <table:table-cell table:style-name="ce7" office:value-type="string" calcext:value-type="string">
            <text:p>Enajenación de bienes</text:p>
          </table:table-cell>
          <table:table-cell table:number-columns-repeated="1022"/>
        </table:table-row>
        <table:table-row table:style-name="ro2">
          <table:table-cell/>
          <table:table-cell table:style-name="ce7" office:value-type="string" calcext:value-type="string">
            <text:p>Entidades Estatales registradas en el SECOP I</text:p>
          </table:table-cell>
          <table:table-cell table:number-columns-repeated="1022"/>
        </table:table-row>
        <table:table-row table:style-name="ro2">
          <table:table-cell/>
          <table:table-cell table:style-name="ce7" office:value-type="string" calcext:value-type="string">
            <text:p>Entidades que aplicaron de forma transitoria el Decreto 734 de 2012</text:p>
          </table:table-cell>
          <table:table-cell table:number-columns-repeated="1022"/>
        </table:table-row>
        <table:table-row table:style-name="ro2">
          <table:table-cell/>
          <table:table-cell table:style-name="ce7" office:value-type="string" calcext:value-type="string">
            <text:p>Iniciativas privadas que no requieren desembolsos públicos</text:p>
          </table:table-cell>
          <table:table-cell table:number-columns-repeated="1022"/>
        </table:table-row>
        <table:table-row table:style-name="ro1">
          <table:table-cell/>
          <table:table-cell table:style-name="ce7" office:value-type="string" calcext:value-type="string">
            <text:p>Informes del SECOP I</text:p>
          </table:table-cell>
          <table:table-cell table:number-columns-repeated="1022"/>
        </table:table-row>
        <table:table-row table:style-name="ro2">
          <table:table-cell/>
          <table:table-cell table:style-name="ce7" office:value-type="string" calcext:value-type="string">
            <text:p>Acuerdos Comerciales y trato nacional por reciprocidad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No captchas</text:p>
          </table:table-cell>
          <table:table-cell table:number-columns-repeated="1022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table:style-name="ce21" office:value-type="string" calcext:value-type="string">
            <text:p>SECOP II</text:p>
          </table:table-cell>
          <table:table-cell table:number-columns-repeated="1022"/>
        </table:table-row>
        <table:table-row table:style-name="ro3">
          <table:table-cell/>
          <table:table-cell table:style-name="ce9" office:value-type="string" calcext:value-type="string">
            <text:p>https://www.colombiacompra.gov.co/secop/consulte-en-el-secop-ii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rocesos de Contratación de las Entidades Estatales registradas</text:p>
          </table:table-cell>
          <table:table-cell table:number-columns-repeated="1022"/>
        </table:table-row>
        <table:table-row table:style-name="ro3">
          <table:table-cell/>
          <table:table-cell table:style-name="ce9" office:value-type="string" calcext:value-type="string">
            <text:p>Plan Anual de Adquisiciones de las Entidades Estatales registrada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Entidades registradas en el SECOP II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Acuerdos Comerciales y trato nacional por reciprocidad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No captchas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INTERPOL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Wanted</text:p>
          </table:table-cell>
          <table:table-cell table:number-columns-repeated="1022"/>
        </table:table-row>
        <table:table-row table:style-name="ro1">
          <table:table-cell/>
          <table:table-cell table:style-name="ce9" office:value-type="string" calcext:value-type="string">
            <text:p>https://www.interpol.int/notice/search/wanted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issing persons</text:p>
          </table:table-cell>
          <table:table-cell table:number-columns-repeated="1022"/>
        </table:table-row>
        <table:table-row table:style-name="ro1">
          <table:table-cell/>
          <table:table-cell table:style-name="ce9" office:value-type="string" calcext:value-type="string">
            <text:p>https://www.interpol.int/notice/search/missin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no captchas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Lista Clinto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https://sanctionssearch.ofac.treas.gov/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no captcha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SENA</text:p>
          </table:table-cell>
          <table:table-cell table:number-columns-repeated="1022"/>
        </table:table-row>
        <table:table-row table:style-name="ro1">
          <table:table-cell/>
          <table:table-cell table:style-name="ce6" office:value-type="string" calcext:value-type="string">
            <text:p>Certificado Digital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http://certificados.sena.edu.co/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no captcha</text:p>
          </table:table-cell>
          <table:table-cell table:number-columns-repeated="1022"/>
        </table:table-row>
        <table:table-row table:style-name="ro1">
          <table:table-cell/>
          <table:table-cell table:style-name="ce11" office:value-type="string" calcext:value-type="string">
            <text:p>Consultar certificados Sofia Plus</text:p>
          </table:table-cell>
          <table:table-cell table:number-columns-repeated="1022"/>
        </table:table-row>
        <table:table-row table:style-name="ro3">
          <table:table-cell/>
          <table:table-cell table:style-name="ce9" office:value-type="string" calcext:value-type="string">
            <text:p>http://oferta.senasofiaplus.edu.co/sofia-oferta/certificaciones.html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no captcha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Superintendencia de notaria de registro </text:p>
          </table:table-cell>
          <table:table-cell table:number-columns-repeated="1022"/>
        </table:table-row>
        <table:table-row table:style-name="ro2">
          <table:table-cell/>
          <table:table-cell table:style-name="ce7" office:value-type="string" calcext:value-type="string">
            <text:p>Validación de Certificados de Tradición y Libertad </text:p>
          </table:table-cell>
          <table:table-cell table:number-columns-repeated="1022"/>
        </table:table-row>
        <table:table-row table:style-name="ro3">
          <table:table-cell/>
          <table:table-cell table:style-name="ce9" office:value-type="string" calcext:value-type="string">
            <text:p>https://snrbotondepago.gov.co/certificado/external/validation/validate.sn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no captcha</text:p>
          </table:table-cell>
          <table:table-cell table:number-columns-repeated="1022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Supersolidaria</text:p>
          </table:table-cell>
          <table:table-cell table:number-columns-repeated="1022"/>
        </table:table-row>
        <table:table-row table:style-name="ro8">
          <table:table-cell/>
          <table:table-cell table:style-name="ce18" office:value-type="string" calcext:value-type="string">
            <text:p>Certificado de información reportada</text:p>
            <text:p>formulario rendición de cuentas</text:p>
            <text:p/>
          </table:table-cell>
          <table:table-cell table:number-columns-repeated="1022"/>
        </table:table-row>
        <table:table-row table:style-name="ro3">
          <table:table-cell/>
          <table:table-cell table:style-name="ce9" office:value-type="string" calcext:value-type="string">
            <text:p>http://www.supersolidaria.gov.co/es/capturador_de_informacion_financier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no captcha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string" calcext:value-type="string">
            <text:p>entidades en bases de datos</text:p>
          </table:table-cell>
          <table:table-cell table:number-columns-repeated="1022"/>
        </table:table-row>
        <table:table-row table:style-name="ro1">
          <table:table-cell/>
          <table:table-cell table:style-name="ce9" office:value-type="string" calcext:value-type="string">
            <text:p>http://www.supersolidaria.gov.co/es/entidade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no captchas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DIAN</text:p>
          </table:table-cell>
          <table:table-cell table:number-columns-repeated="1022"/>
        </table:table-row>
        <table:table-row table:style-name="ro1">
          <table:table-cell/>
          <table:table-cell table:style-name="ce12" office:value-type="string" calcext:value-type="string">
            <text:p>https://muisca.dian.gov.co/WebRutMuisca/DefConsultaEstadoRUT.face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sulte su estado RU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No captcha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Libreta militar </text:p>
          </table:table-cell>
          <table:table-cell table:number-columns-repeated="1022"/>
        </table:table-row>
        <table:table-row table:style-name="ro1">
          <table:table-cell/>
          <table:table-cell table:style-name="ce12" office:value-type="string" calcext:value-type="string">
            <text:p>https://www.libretamilitar.mil.co/Modules/Consult/MilitaryCardCertificat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No captcha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ACH SOI</text:p>
          </table:table-cell>
          <table:table-cell table:number-columns-repeated="1022"/>
        </table:table-row>
        <table:table-row table:style-name="ro1">
          <table:table-cell/>
          <table:table-cell table:style-name="ce12" office:value-type="string" calcext:value-type="string">
            <text:p>https://servicio.nuevosoi.com.co/soi/consultaPlanillaAsistida.do</text:p>
          </table:table-cell>
          <table:table-cell table:number-columns-repeated="1022"/>
        </table:table-row>
        <table:table-row table:style-name="ro1">
          <table:table-cell/>
          <table:table-cell table:style-name="ce7" office:value-type="string" calcext:value-type="string">
            <text:p>Consulta de Planillas Asistida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No captcha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ICETEX</text:p>
          </table:table-cell>
          <table:table-cell table:number-columns-repeated="1022"/>
        </table:table-row>
        <table:table-row table:style-name="ro1">
          <table:table-cell/>
          <table:table-cell table:style-name="ce7" office:value-type="string" calcext:value-type="string">
            <text:p>CONSULTA DE RESULTADO EN ICETEX</text:p>
          </table:table-cell>
          <table:table-cell table:number-columns-repeated="1022"/>
        </table:table-row>
        <table:table-row table:style-name="ro1">
          <table:table-cell/>
          <table:table-cell table:style-name="ce9" office:value-type="string" calcext:value-type="string">
            <text:p>https://www.icetex.gov.co/dnnpro5/inicio/consultaderesultados.aspx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No captcha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Saber pro</text:p>
          </table:table-cell>
          <table:table-cell table:number-columns-repeated="1022"/>
        </table:table-row>
        <table:table-row table:style-name="ro1">
          <table:table-cell/>
          <table:table-cell table:style-name="ce11" office:value-type="string" calcext:value-type="string">
            <text:p>Resultados Saber Pro</text:p>
          </table:table-cell>
          <table:table-cell table:number-columns-repeated="1022"/>
        </table:table-row>
        <table:table-row table:style-name="ro1">
          <table:table-cell/>
          <table:table-cell table:style-name="ce9" office:value-type="string" calcext:value-type="string">
            <text:p>http://www.icfesinteractivo.gov.co/resultadosSaberPro/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easy captcha</text:p>
          </table:table-cell>
          <table:table-cell table:number-columns-repeated="1022"/>
        </table:table-row>
        <table:table-row table:style-name="ro1">
          <table:table-cell table:number-columns-repeated="4"/>
          <table:table-cell office:value-type="float" office:value="1020761735" calcext:value-type="float">
            <text:p>1020761735</text:p>
          </table:table-cell>
          <table:table-cell table:number-columns-repeated="1019"/>
        </table:table-row>
        <table:table-row table:style-name="ro9">
          <table:table-cell/>
          <table:table-cell table:style-name="ce2" office:value-type="string" calcext:value-type="string">
            <text:p>Rama judicial</text:p>
          </table:table-cell>
          <table:table-cell table:number-columns-repeated="2"/>
          <table:table-cell table:style-name="ce23"/>
          <table:table-cell table:number-columns-repeated="1019"/>
        </table:table-row>
        <table:table-row table:style-name="ro10">
          <table:table-cell/>
          <table:table-cell table:style-name="ce11" office:value-type="string" calcext:value-type="string">
            <text:p>CONSULTA DE AVISO QUE NOTIFICA MANDAMIENTO DE PAGO DE PROCESOS COACTIVOS</text:p>
          </table:table-cell>
          <table:table-cell table:number-columns-repeated="2"/>
          <table:table-cell office:value-type="float" office:value="1110503380" calcext:value-type="float">
            <text:p>1110503380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string" calcext:value-type="string">
            <text:p>http://181.57.206.63:8081/HOME/CONSULTA</text:p>
          </table:table-cell>
          <table:table-cell table:number-columns-repeated="2"/>
          <table:table-cell office:value-type="string" calcext:value-type="string">
            <text:p>6 noviembre 2008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Cine Colombia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7" office:value-type="string" calcext:value-type="string">
            <text:p>890900076 - 0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Falah Issa Carlos Munir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float" office:value="14880794" calcext:value-type="float">
            <text:p>14880794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float" office:value="890900076" calcext:value-type="float">
            <text:p>890900076</text:p>
          </table:table-cell>
          <table:table-cell table:number-columns-repeated="1019"/>
        </table:table-row>
        <table:table-row table:style-name="ro1" table:number-rows-repeated="104823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2">00/00/0000</text:date>, <text:time style:data-style-name="N2" text:time-value="11:29:18.03547157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2T15:56:14.678334896</meta:creation-date>
    <dc:date>2017-10-02T18:30:37.970429613</dc:date>
    <meta:editing-duration>PT20H24M6S</meta:editing-duration>
    <meta:editing-cycles>63</meta:editing-cycles>
    <meta:generator>LibreOffice/5.1.6.2$Linux_X86_64 LibreOffice_project/10m0$Build-2</meta:generator>
    <meta:document-statistic meta:table-count="1" meta:cell-count="291" meta:object-count="0"/>
  </office:meta>
</office:document-meta>
</file>